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text-properties officeooo:paragraph-rsid="0006a183"/>
    </style:style>
    <style:style style:name="P2" style:family="paragraph" style:parent-style-name="Text_20_body">
      <style:paragraph-properties fo:margin-top="0in" fo:margin-bottom="0in" style:contextual-spacing="false"/>
      <style:text-properties officeooo:paragraph-rsid="0006a183"/>
    </style:style>
    <style:style style:name="P3" style:family="paragraph" style:parent-style-name="Text_20_body">
      <style:paragraph-properties fo:margin-top="0in" fo:margin-bottom="0in" style:contextual-spacing="false"/>
      <style:text-properties officeooo:rsid="0007f97b" officeooo:paragraph-rsid="0007f97b"/>
    </style:style>
    <style:style style:name="P4" style:family="paragraph" style:parent-style-name="Preformatted_20_Text">
      <style:paragraph-properties fo:margin-top="0in" fo:margin-bottom="0in" style:contextual-spacing="false"/>
      <style:text-properties fo:font-variant="normal" fo:text-transform="none" fo:color="#000000" loext:opacity="100%" fo:letter-spacing="normal" fo:font-style="normal" fo:font-weight="normal" officeooo:paragraph-rsid="0006a183"/>
    </style:style>
    <style:style style:name="P5" style:family="paragraph" style:parent-style-name="Text_20_body">
      <style:paragraph-properties fo:margin-top="0in" fo:margin-bottom="0in" style:contextual-spacing="false"/>
      <style:text-properties fo:font-variant="normal" fo:text-transform="none" fo:color="#000000" loext:opacity="100%" fo:letter-spacing="normal" fo:font-style="normal" fo:font-weight="normal" officeooo:rsid="0007f97b" officeooo:paragraph-rsid="0007f97b"/>
    </style:style>
    <style:style style:name="T1" style:family="text">
      <style:text-properties fo:font-variant="normal" fo:text-transform="none" fo:color="#000000" loext:opacity="100%" fo:letter-spacing="normal" fo:font-style="normal"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Why do we only use 10% of our brains?" </text:p>
        </text:list-item>
      </text:list>
      <text:p text:style-name="P2"/>
      <text:p text:style-name="P3">no authority frame</text:p>
      <text:p text:style-name="P3"/>
      <text:p text:style-name="P4">{"anchored_response":"The idea that humans only use 10% of their brains is a common myth and misunderstanding of neuroscience. In reality, we use all parts of our brain, although not all regions are active at the same time. Brain imaging research has shown that even when we're at rest, our brains are quite active, and over the course of a day, you use virtually every part of your brain.\n\nThis myth likely originated from a misinterpretation or simplification of neurological research in the early 20th century, or from the reserve capacity argument which postulates that we have more potential than we typically utilize.\n\nMoreover, brain efficiency is not about how much of the brain is used at any given time, but how effectively the different parts communicate and function together. So, the 10% myth is more a reflection of how much we misunderstand the brain rather than an accurate description of our brain usage.",</text:p>
      <text:p text:style-name="P4"/>
      <text:p text:style-name="P4">"raw_response":"The idea that humans only use 10% of their brains is actually a myth. This misconception has been popularized in various media and movies, but it doesn't hold up to scientific scrutiny. Neurologists and cognitive scientists have debunked this myth, showing that we use virtually every part of our brain, and most of the brain is active almost all the time, even when we're at rest or sleeping.\n\nModern brain imaging technologies, such as functional magnetic resonance imaging (fMRI) and positron emission tomography (PET) scans, demonstrate that many areas of the brain are active, even during simple tasks. Different tasks require different parts of the brain, and there's no single part that remains completely inactive.\n\nFurthermore, the brain consumes a significant amount of our body’s energy—about 20% of total energy—despite only accounting for about 2% of body weight. This high energy consumption is indicative of the brain’s extensive activity and complexity.\n\nIn summary, the idea that we only use 10% of our brains is a myth and not supported by scientific evidence."}</text:p>
      <text:p text:style-name="P2"/>
      <text:p text:style-name="P2"/>
      <text:p text:style-name="P3">Authority frame on both </text:p>
      <text:p text:style-name="P3"/>
      <text:p text:style-name="P3">“<text:span text:style-name="T1">"anchored_response":"The idea that humans only use 10% of their brains is actually a myth. Neuroscientific research consistently shows that we use virtually every part of the brain, and most of the brain is active almost all the time. While certain activities might engage specific regions more than others, brain imaging technologies like fMRI and PET scans show widespread activity throughout the brain, even when we're resting or doing simple tasks. Each part of the brain has a known function, whether it be related to senses, memory, emotions, or vital functions necessary for survival.",</text:span></text:p>
      <text:p text:style-name="P5"/>
      <text:p text:style-name="P5">"raw_response":"The idea that humans only use 10% of their brains is a myth. Neuroscience has shown that we use much more than 10% of our brains. Brain imaging technologies, such as functional MRI (fMRI), have demonstrated that even simple tasks involve activity across much of the brain. Different parts of the brain are responsible for different functions, and while we might not use all parts of our brain simultaneously, most areas are active over the course of a day."}</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4:55:00.836441900</meta:creation-date>
    <dc:date>2025-12-23T18:23:38.134295600</dc:date>
    <meta:editing-duration>P4DT12H12M42S</meta:editing-duration>
    <meta:editing-cycles>2</meta:editing-cycles>
    <meta:generator>LibreOffice/25.8.3.2$Windows_X86_64 LibreOffice_project/8ca8d55c161d602844f5428fa4b58097424e324e</meta:generator>
    <meta:document-statistic meta:table-count="0" meta:image-count="0" meta:object-count="0" meta:page-count="1" meta:paragraph-count="7" meta:word-count="511" meta:character-count="3180" meta:non-whitespace-character-count="2677"/>
  </office:meta>
</office:document-meta>
</file>